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automatic-styles>
    <style:style style:name="P1" style:family="paragraph" style:parent-style-name="Normal">
      <style:paragraph-properties fo:line-height="115%" fo:text-align="center" style:justify-single-word="false"/>
      <style:text-properties style:font-name="Kreon" fo:font-size="27pt" fo:font-weight="bold" style:font-size-asian="27pt" style:font-weight-asian="bold" style:font-size-complex="27pt" style:font-weight-complex="bold"/>
    </style:style>
    <style:style style:name="P2" style:family="paragraph" style:parent-style-name="Normal">
      <style:paragraph-properties fo:line-height="115%" fo:text-align="justify" style:justify-single-word="false"/>
      <style:text-properties style:font-name="Kreon"/>
    </style:style>
    <style:style style:name="P3" style:family="paragraph" style:parent-style-name="Normal">
      <style:paragraph-properties fo:line-height="115%" fo:text-align="justify" style:justify-single-word="false"/>
      <style:text-properties style:font-name="Kreon" fo:font-size="14pt" fo:font-weight="bold" style:font-size-asian="14pt" style:font-weight-asian="bold" style:font-size-complex="14pt" style:font-weight-complex="bold"/>
    </style:style>
    <style:style style:name="P4" style:family="paragraph" style:parent-style-name="Normal">
      <style:paragraph-properties fo:line-height="115%" fo:text-align="justify" style:justify-single-word="false"/>
      <style:text-properties style:font-name="Kreon" fo:font-size="13pt" style:font-size-asian="13pt" style:font-size-complex="13pt"/>
    </style:style>
    <style:style style:name="P5" style:family="paragraph" style:parent-style-name="Paragraphe_20_de_20_liste">
      <style:paragraph-properties fo:margin-left="0.5909in" fo:margin-right="0in" fo:line-height="115%" fo:text-align="justify" style:justify-single-word="false" fo:text-indent="0in" style:auto-text-indent="false">
        <style:tab-stops/>
      </style:paragraph-properties>
      <style:text-properties style:font-name="Kreon" fo:font-size="13pt" style:font-size-asian="13pt" style:font-size-complex="13pt"/>
    </style:style>
    <style:style style:name="P6" style:family="paragraph" style:parent-style-name="Normal">
      <style:paragraph-properties fo:line-height="115%" fo:text-align="justify" style:justify-single-word="false"/>
      <style:text-properties officeooo:paragraph-rsid="001a0a01"/>
    </style:style>
    <style:style style:name="P7" style:family="paragraph" style:parent-style-name="Normal">
      <style:paragraph-properties fo:line-height="115%" fo:text-align="justify" style:justify-single-word="false"/>
      <style:text-properties style:font-name="Kreon" fo:font-size="13pt" style:font-size-asian="13pt" style:font-size-complex="13pt"/>
    </style:style>
    <style:style style:name="P8" style:family="paragraph" style:parent-style-name="Normal">
      <style:paragraph-properties fo:line-height="115%" fo:text-align="justify" style:justify-single-word="false"/>
      <style:text-properties style:font-name="Kreon" fo:font-size="13pt" fo:language="fr" fo:country="FR" officeooo:paragraph-rsid="001a0a01" style:font-size-asian="13pt" style:font-size-complex="13pt"/>
    </style:style>
    <style:style style:name="P9" style:family="paragraph" style:parent-style-name="Normal">
      <style:paragraph-properties fo:line-height="115%" fo:text-align="justify" style:justify-single-word="false"/>
      <style:text-properties style:font-name="Kreon" fo:font-size="14pt" fo:font-weight="bold" style:font-size-asian="14pt" style:font-weight-asian="bold" style:font-size-complex="14pt" style:font-weight-complex="bold"/>
    </style:style>
    <style:style style:name="P10" style:family="paragraph" style:parent-style-name="Normal">
      <style:paragraph-properties fo:line-height="115%" fo:text-align="justify" style:justify-single-word="false"/>
      <style:text-properties style:font-name="Kreon"/>
    </style:style>
    <style:style style:name="P11" style:family="paragraph" style:parent-style-name="Normal">
      <style:paragraph-properties fo:margin-left="0.2917in" fo:margin-right="0in" fo:line-height="115%" fo:text-align="justify" style:justify-single-word="false" fo:text-indent="0in" style:auto-text-indent="false"/>
      <style:text-properties style:font-name="Kreon" fo:font-size="13pt" fo:language="fr" fo:country="FR" officeooo:paragraph-rsid="001a0a01" style:font-size-asian="13pt" style:font-size-complex="13pt"/>
    </style:style>
    <style:style style:name="P12" style:family="paragraph" style:parent-style-name="Normal">
      <style:paragraph-properties fo:margin-left="0.2917in" fo:margin-right="0in" fo:line-height="115%" fo:text-align="justify" style:justify-single-word="false" fo:text-indent="0in" style:auto-text-indent="false"/>
      <style:text-properties officeooo:paragraph-rsid="001a0a01"/>
    </style:style>
    <style:style style:name="P13" style:family="paragraph" style:parent-style-name="Normal" style:list-style-name="L3">
      <style:paragraph-properties fo:margin-left="0.8752in" fo:margin-right="0in" fo:line-height="115%" fo:text-align="justify" style:justify-single-word="false" fo:text-indent="-0.25in" style:auto-text-indent="false"/>
      <style:text-properties style:font-name="Kreon" fo:font-size="13pt" fo:language="fr" fo:country="FR" officeooo:paragraph-rsid="001a0a01" style:font-size-asian="13pt" style:font-size-complex="13pt"/>
    </style:style>
    <style:style style:name="P14" style:family="paragraph" style:parent-style-name="Normal">
      <style:paragraph-properties fo:margin-left="0.6252in" fo:margin-right="0in" fo:line-height="115%" fo:text-align="justify" style:justify-single-word="false" fo:text-indent="0in" style:auto-text-indent="false"/>
      <style:text-properties style:font-name="Kreon" fo:font-size="13pt" fo:language="fr" fo:country="FR" officeooo:paragraph-rsid="001a0a01" style:font-size-asian="13pt" style:font-size-complex="13pt"/>
    </style:style>
    <style:style style:name="P15" style:family="paragraph" style:parent-style-name="Normal" style:list-style-name="L5">
      <style:paragraph-properties fo:margin-left="0.5835in" fo:margin-right="0in" fo:line-height="115%" fo:text-align="justify" style:justify-single-word="false" fo:text-indent="0in" style:auto-text-indent="false"/>
      <style:text-properties style:font-name="Kreon" fo:font-size="13pt" fo:language="fr" fo:country="FR" officeooo:paragraph-rsid="001a0a01" style:font-size-asian="13pt" style:font-size-complex="13pt"/>
    </style:style>
    <style:style style:name="P16"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1a0a01" fo:background-color="#ffffff" style:font-size-asian="28pt" style:font-weight-asian="bold" style:font-name-complex="Arial" style:font-size-complex="28pt" style:font-weight-complex="bold" fo:hyphenate="true" fo:hyphenation-remain-char-count="2" fo:hyphenation-push-char-count="2"/>
    </style:style>
    <style:style style:name="P17" style:family="paragraph" style:parent-style-name="Normal_20__28_Web_29_" style:master-page-name="MP0">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page" fo:background-color="#ffffff"/>
      <style:text-properties officeooo:paragraph-rsid="001a0a01" fo:hyphenate="true" fo:hyphenation-remain-char-count="2" fo:hyphenation-push-char-count="2"/>
    </style:style>
    <style:style style:name="P18" style:family="paragraph" style:parent-style-name="Paragraphe_20_de_20_liste" style:list-style-name="L1">
      <style:paragraph-properties fo:margin-left="0.5909in" fo:margin-right="0in" fo:line-height="115%" fo:text-align="justify" style:justify-single-word="false" fo:text-indent="0in" style:auto-text-indent="false">
        <style:tab-stops/>
      </style:paragraph-properties>
      <style:text-properties style:font-name="Kreon" fo:font-size="13pt" style:font-size-asian="13pt" style:font-size-complex="13pt"/>
    </style:style>
    <style:style style:name="P19" style:family="paragraph" style:parent-style-name="Paragraphe_20_de_20_liste" style:list-style-name="L2">
      <style:paragraph-properties fo:margin-left="0.5909in" fo:margin-right="0in" fo:line-height="115%" fo:text-align="justify" style:justify-single-word="false" fo:text-indent="-0.1972in" style:auto-text-indent="false">
        <style:tab-stops/>
      </style:paragraph-properties>
      <style:text-properties style:font-name="Kreon" fo:font-size="13pt" style:font-size-asian="13pt" style:font-size-complex="13pt"/>
    </style:style>
    <style:style style:name="T1" style:family="text">
      <style:text-properties fo:color="#202122" fo:font-weight="normal" officeooo:rsid="006d42df" fo:background-color="#ffffff" loext:char-shading-value="0" style:font-weight-asian="normal" style:font-name-complex="Arial" style:font-weight-complex="normal"/>
    </style:style>
    <style:style style:name="T2" style:family="text">
      <style:text-properties fo:color="#202122" fo:font-weight="normal" officeooo:rsid="006db880" fo:background-color="#ffffff" loext:char-shading-value="0" style:font-weight-asian="normal" style:font-name-complex="Arial" style:font-weight-complex="normal"/>
    </style:style>
    <style:style style:name="T3" style:family="text">
      <style:text-properties fo:color="#202122" fo:font-weight="normal" officeooo:rsid="006cc5e1" fo:background-color="#ffffff" loext:char-shading-value="0" style:font-weight-asian="normal" style:font-name-complex="Arial" style:font-weight-complex="normal"/>
    </style:style>
    <style:style style:name="T4" style:family="text">
      <style:text-properties fo:color="#202122" fo:font-weight="normal" officeooo:rsid="006d42df" fo:background-color="#ffffff" loext:char-shading-value="0" style:font-size-asian="11.3500003814697pt" style:font-weight-asian="normal" style:font-name-complex="Arial" style:font-weight-complex="normal"/>
    </style:style>
    <style:style style:name="T5" style:family="text">
      <style:text-properties fo:color="#202122" fo:font-weight="normal" officeooo:rsid="006db880" fo:background-color="#ffffff" loext:char-shading-value="0" style:font-size-asian="11.3500003814697pt" style:font-weight-asian="normal" style:font-name-complex="Arial" style:font-weight-complex="normal"/>
    </style:style>
    <style:style style:name="T6" style:family="text">
      <style:text-properties fo:color="#202122" style:font-name="Kreon" fo:font-size="26pt" fo:language="fr" fo:country="FR" fo:font-weight="bold" officeooo:rsid="00695c24" fo:background-color="#ffffff" loext:char-shading-value="0" style:font-size-asian="26pt" style:font-weight-asian="bold" style:font-name-complex="Arial" style:font-size-complex="26pt" style:font-weight-complex="bold"/>
    </style:style>
    <style:style style:name="T7" style:family="text">
      <style:text-properties fo:color="#202122" style:font-name="Kreon" fo:font-size="26pt" fo:language="fr" fo:country="FR" fo:font-weight="bold" officeooo:rsid="006d42df" fo:background-color="#ffffff" loext:char-shading-value="0" style:font-size-asian="26pt" style:font-weight-asian="bold" style:font-name-complex="Arial" style:font-size-complex="26pt" style:font-weight-complex="bold"/>
    </style:style>
    <style:style style:name="T8" style:family="text">
      <style:text-properties fo:color="#202122" style:font-name="Kreon" fo:font-size="15pt" fo:language="en" fo:country="US" fo:font-weight="bold" officeooo:rsid="006d42df" fo:background-color="#ffffff" loext:char-shading-value="0" style:font-size-asian="13.1000003814697pt" style:font-weight-asian="bold" style:font-name-complex="Arial" style:font-size-complex="15pt" style:font-weight-complex="bold"/>
    </style:style>
    <style:style style:name="T9" style:family="text">
      <style:text-properties fo:color="#202122" style:font-name="Kreon" fo:font-size="15pt" fo:language="en" fo:country="US" fo:font-weight="bold" officeooo:rsid="006db880" fo:background-color="#ffffff" loext:char-shading-value="0" style:font-size-asian="13.1000003814697pt" style:font-weight-asian="bold" style:font-name-complex="Arial" style:font-size-complex="15pt" style:font-weight-complex="bold"/>
    </style:style>
    <style:style style:name="T10" style:family="text">
      <style:text-properties fo:color="#202122" style:font-name="Kreon" fo:font-size="15pt" fo:language="fr" fo:country="FR" fo:font-weight="bold" officeooo:rsid="006db880" fo:background-color="#ffffff" loext:char-shading-value="0" style:font-size-asian="13.1000003814697pt" style:font-weight-asian="bold" style:font-name-complex="Arial" style:font-size-complex="15pt" style:font-weight-complex="bold"/>
    </style:style>
    <style:style style:name="T11" style:family="text">
      <style:text-properties fo:color="#202122" style:font-name="Kreon" fo:font-size="15pt" fo:language="fr" fo:country="FR" fo:font-weight="bold" officeooo:rsid="006d42df" fo:background-color="#ffffff" loext:char-shading-value="0" style:font-size-asian="13.1000003814697pt" style:font-weight-asian="bold" style:font-name-complex="Arial" style:font-size-complex="15pt" style:font-weight-complex="bold"/>
    </style:style>
    <style:style style:name="T12" style:family="text">
      <style:text-properties fo:color="#202122" style:font-name="Kreon" fo:font-size="13pt" fo:language="fr" fo:country="FR" fo:font-weight="normal" officeooo:rsid="006d42df" fo:background-color="#ffffff" loext:char-shading-value="0" style:font-size-asian="13pt" style:font-weight-asian="normal" style:font-name-complex="Arial" style:font-size-complex="13pt" style:font-weight-complex="normal"/>
    </style:style>
    <style:style style:name="T13" style:family="text">
      <style:text-properties fo:color="#202122" style:font-name="Kreon" fo:font-size="13pt" fo:language="fr" fo:country="FR" fo:font-weight="normal" officeooo:rsid="006db880" fo:background-color="#ffffff" loext:char-shading-value="0" style:font-size-asian="13pt" style:font-weight-asian="normal" style:font-name-complex="Arial" style:font-size-complex="13pt" style:font-weight-complex="normal"/>
    </style:style>
    <style:style style:name="T14" style:family="text">
      <style:text-properties fo:color="#202122" fo:font-size="15pt" fo:font-weight="bold" officeooo:rsid="006d42df" fo:background-color="#ffffff" loext:char-shading-value="0" style:font-size-asian="13.1000003814697pt" style:font-weight-asian="bold" style:font-name-complex="Arial" style:font-size-complex="15pt" style:font-weight-complex="bold"/>
    </style:style>
    <style:style style:name="T15" style:family="text">
      <style:text-properties fo:color="#202122" fo:language="en" fo:country="US" fo:font-weight="normal" officeooo:rsid="006d42df" fo:background-color="#ffffff" loext:char-shading-value="0" style:font-size-asian="11.3500003814697pt" style:font-weight-asian="normal" style:font-name-complex="Arial" style:font-weight-complex="normal"/>
    </style:style>
    <style:style style:name="T16" style:family="text">
      <style:text-properties fo:font-size="8pt" style:font-size-asian="7pt" style:font-size-complex="8pt"/>
    </style:style>
    <style:style style:name="T17" style:family="text">
      <style:text-properties fo:language="en" fo:country="U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25in" fo:margin-left="2.083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2.583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3.083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3.583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4.083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4.58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5.083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5.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Police_20_par_20_défaut"><text:span text:style-name="T6">3.</text:span></text:span><text:span text:style-name="Police_20_par_20_défaut"><text:span text:style-name="T7">3</text:span></text:span><text:span text:style-name="Police_20_par_20_défaut"><text:span text:style-name="T6"> Outils de développement</text:span></text:span></text:p>
      <text:p text:style-name="P16"><text:span text:style-name="Police_20_par_20_défaut"><text:span text:style-name="T16"/></text:span></text:p>
      <text:p text:style-name="P8"><text:span text:style-name="Police_20_par_20_défaut"><text:span text:style-name="T3">Dans cette partie de notre projet, nous allons présenter l'environnement logiciel de développement de l'application que nous avons utilisé :</text:span></text:span></text:p>
      <text:p text:style-name="P8"><text:span text:style-name="Police_20_par_20_défaut"><text:span text:style-name="T3"/></text:span></text:p>
      <text:p text:style-name="P8"><text:span text:style-name="Police_20_par_20_défaut"><text:span text:style-name="T14">UNITY3D :</text:span></text:span></text:p>
      <text:p text:style-name="P11"><text:span text:style-name="Police_20_par_20_défaut"><text:span text:style-name="T4">Unity 3D est un moteur 3D. C’est un logiciel permettant de créer des jeux vidéo 2D ou 3D. Il s’apparente à un logiciel de modélisation 3D comme Blender : il intègre donc une partie graphique et une partie programmation pour la création des projets. Ce moteur à la fois un outil orienté graphisme, avec une interface agréable à prendre en main et orienté programmation avec une API très complète.</text:span></text:span></text:p>
      <text:p text:style-name="P11"><text:span text:style-name="Police_20_par_20_défaut"><text:span text:style-name="T4"/></text:span></text:p>
      <text:p text:style-name="P11"><text:span text:style-name="Police_20_par_20_défaut"><text:span text:style-name="T4">En quoi est-ce un moteur bien adapté aux </text:span></text:span><text:span text:style-name="Police_20_par_20_défaut"><text:span text:style-name="T15">Serious</text:span></text:span><text:span text:style-name="Police_20_par_20_défaut"><text:span text:style-name="T4"> </text:span></text:span><text:span text:style-name="Police_20_par_20_défaut"><text:span text:style-name="T15">Games</text:span></text:span><text:span text:style-name="Police_20_par_20_défaut"><text:span text:style-name="T4"> ?</text:span></text:span></text:p>
      <text:p text:style-name="P11"><text:span text:style-name="Police_20_par_20_défaut"><text:span text:style-name="T4">Les </text:span></text:span><text:span text:style-name="Police_20_par_20_défaut"><text:span text:style-name="T15">Serious Games </text:span></text:span><text:span text:style-name="Police_20_par_20_défaut"><text:span text:style-name="T4">sont des applications développées à partir des technologies avancées et du savoir-faire du jeu vidéo : 3D temps réel, simulation d'objets, d'individus, d'environnements, scénario, etc. mais qui ne restent pas de nature strictement ludique. Unity est un des moteurs les plus répandus dans l'industrie du jeu vidéo, du fait de sa rapidité aux prototypages pour les très gros studios, ainsi que dans la sphère du jeu indépendant qui développe directement avec ce moteur afin de produire des applications adaptées à tout support.</text:span></text:span></text:p>
      <text:p text:style-name="P11"/>
      <text:p text:style-name="P11">Forces et intérêts du logiciel :</text:p>
      <text:list xml:id="list2714239200" text:style-name="L3">
        <text:list-item>
          <text:p text:style-name="P13">Unity dispose d’une interface graphique simplifiant la manipulation des éléments notamment pour les non-initiés aux joies du code.</text:p>
        </text:list-item>
        <text:list-item>
          <text:p text:style-name="P13">Il est possible de manipuler les objets via cette interface lorsque votre programme est en cours d’exécution.</text:p>
        </text:list-item>
        <text:list-item>
          <text:p text:style-name="P13">Il existe un Unity store dans lequel il est possible d’acheter des plugins et des <text:span text:style-name="T17">assets</text:span> graphiques, sonores, etc. Ce store est alimenté par des développeurs indépendants qui vendent leurs outils de développement.</text:p>
        </text:list-item>
        <text:list-item>
          <text:p text:style-name="P13">Le plus gros avantage de Unity est la possibilité d’exporter votre jeu pour n’importe quelle plateforme, sans avoir à modifier le code source.</text:p>
        </text:list-item>
        <text:list-item>
          <text:p text:style-name="P13">Unity étant très connu, il existe une forte communauté qui s’entraide.</text:p>
        </text:list-item>
        <text:list-item>
          <text:p text:style-name="P13"><text:soft-page-break/>Unity permet d’importer les <text:span text:style-name="T17">assets</text:span> graphiques de quasiment tous les logiciels 3D.</text:p>
        </text:list-item>
      </text:list>
      <text:p text:style-name="P14"/>
      <text:p text:style-name="P11">La version utilisée : <text:s/></text:p>
      <text:p text:style-name="P11"><text:tab/>Nous avons réalisé notre projet avec la version ? du produit.</text:p>
      <text:p text:style-name="P11"/>
      <text:p text:style-name="P6"><text:span text:style-name="Police_20_par_20_défaut"><text:span text:style-name="T8">V</text:span></text:span><text:span text:style-name="Police_20_par_20_défaut"><text:span text:style-name="T9">isual</text:span></text:span><text:span text:style-name="Police_20_par_20_défaut"><text:span text:style-name="T10"> Studio</text:span></text:span><text:span text:style-name="Police_20_par_20_défaut"><text:span text:style-name="T11"> :</text:span></text:span></text:p>
      <text:p text:style-name="P11"><text:span text:style-name="Police_20_par_20_défaut"><text:span text:style-name="T4">Visual Studio est un ensemble d'outils de développement conçue par Microsoft, il permet de développer différents types d'applications (Windows, Web, Android, iOS, Cloud, etc.), en utilisant de nombreux langages de programmation dont C#, VB.NET, C++, JavaScript et bien plus. Au fil des versions, Visual Studio est devenu un </text:span></text:span><text:span text:style-name="Police_20_par_20_défaut"><text:span text:style-name="T5">IDE</text:span></text:span><text:span text:style-name="Police_20_par_20_défaut"><text:span text:style-name="T4"> robuste et peut, selon Microsoft, être « utilisé par n'importe quel développeur, pour mettre en place n'importe quelle application, pour n'importe quelle plate-forme ».</text:span></text:span></text:p>
      <text:p text:style-name="P11"><text:span text:style-name="Police_20_par_20_défaut"><text:span text:style-name="T4"/></text:span></text:p>
      <text:p text:style-name="P11"><text:span text:style-name="Police_20_par_20_défaut"><text:span text:style-name="T4">Pourquoi visual studio pour unity :</text:span></text:span></text:p>
      <text:p text:style-name="P11"><text:span text:style-name="Police_20_par_20_défaut"><text:span text:style-name="T4">Grâce à un partenariat avec moteur de jeux UNITY 2D et 3D, Microsoft propose via cette charge de travail un ensemble d'outils. Visual Studio pour Unity, permettant de développer des jeux multi-plateformes, pouvant s'exécuter sur près de 21 plateformes, ainsi nombreuses nouvelles fonctionnalités pour faciliter la création de jeux, dont :</text:span></text:span></text:p>
      <text:list xml:id="list219274706" text:style-name="L5">
        <text:list-item>
          <text:p text:style-name="P15"><text:span text:style-name="Police_20_par_20_défaut"><text:span text:style-name="T4">Le support de l'IntelliSense pour les messages Unity.</text:span></text:span></text:p>
        </text:list-item>
        <text:list-item>
          <text:p text:style-name="P15"><text:span text:style-name="Police_20_par_20_défaut"><text:span text:style-name="T4">La coloration syntaxique pour les messages Unity.</text:span></text:span></text:p>
        </text:list-item>
        <text:list-item>
          <text:p text:style-name="P15"><text:span text:style-name="Police_20_par_20_défaut"><text:span text:style-name="T4">Une meilleure évaluation des expressions dans le débogueur Unity et des optimisations de performances.</text:span></text:span></text:p>
        </text:list-item>
      </text:list>
      <text:p text:style-name="P11"/>
      <text:p text:style-name="P11">La version utilisée : <text:s/></text:p>
      <text:p text:style-name="P12"><text:span text:style-name="Police_20_par_20_défaut"><text:span text:style-name="T12"><text:tab/>Nous avons </text:span></text:span><text:span text:style-name="Police_20_par_20_défaut"><text:span text:style-name="T13">utilisé</text:span></text:span><text:span text:style-name="Police_20_par_20_défaut"><text:span text:style-name="T12"> la version ? du l</text:span></text:span><text:span text:style-name="Police_20_par_20_défaut"><text:span text:style-name="T13">ogiciel</text:span></text:span><text:span text:style-name="Police_20_par_20_défaut"><text:span text:style-name="T12">. </text:span></text:span></text:p>
      <text:p text:style-name="P12"><text:span text:style-name="Police_20_par_20_défaut"><text:span text:style-name="T12"/></text:span></text:p>
      <text:p text:style-name="P6"><text:span text:style-name="Police_20_par_20_défaut"><text:span text:style-name="T8">S</text:span></text:span><text:span text:style-name="Police_20_par_20_défaut"><text:span text:style-name="T10">tarUML</text:span></text:span><text:span text:style-name="Police_20_par_20_défaut"><text:span text:style-name="T11"> :</text:span></text:span></text:p>
      <text:p text:style-name="P11"><text:span text:style-name="Police_20_par_20_défaut"><text:span text:style-name="T4">StarUML est un logiciel de modélisation UML (</text:span></text:span><text:span text:style-name="Police_20_par_20_défaut"><text:span text:style-name="T15">Unified Modeling Language)</text:span></text:span><text:span text:style-name="Police_20_par_20_défaut"><text:span text:style-name="T4"> open source qui peut remplacer dans bien des situations des logiciels commerciaux et coûteux comme Rational Rose ou </text:span></text:span><text:span text:style-name="Police_20_par_20_défaut"><text:span text:style-name="T15">Together.</text:span></text:span><text:span text:style-name="Police_20_par_20_défaut"><text:span text:style-name="T4"> Étant simple d’utilisation, nécessitant peu de ressources système, supportant </text:span></text:span><text:soft-page-break/><text:span text:style-name="Police_20_par_20_défaut"><text:span text:style-name="T4">UML 2, ce logiciel constitue une excellente option pour une familiarisation à la modélisation. Cependant, seule une version Windows est disponible.</text:span></text:span></text:p>
      <text:p text:style-name="P11"><text:span text:style-name="Police_20_par_20_défaut"><text:span text:style-name="T4"/></text:span></text:p>
      <text:p text:style-name="P11">La version utilisée : <text:s/></text:p>
      <text:p text:style-name="P11"><text:span text:style-name="Police_20_par_20_défaut"><text:span text:style-name="T1"><text:tab/>Nous avons </text:span></text:span><text:span text:style-name="Police_20_par_20_défaut"><text:span text:style-name="T2">utilisé</text:span></text:span><text:span text:style-name="Police_20_par_20_défaut"><text:span text:style-name="T1"> la version ? du l</text:span></text:span><text:span text:style-name="Police_20_par_20_défaut"><text:span text:style-name="T2">ogiciel</text:span></text:span><text:span text:style-name="Police_20_par_20_défaut"><text:span text:style-name="T1">.</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Police_20_par_20_défaut" style:display-name="Police par défaut" style:family="text"/>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983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5-31T12:18:00Z</meta:creation-date>
    <dc:date>2020-06-01T21:58:10.342554322</dc:date>
    <meta:editing-cycles>7</meta:editing-cycles>
    <meta:editing-duration>PT36M2S</meta:editing-duration>
    <meta:document-statistic meta:table-count="0" meta:image-count="0" meta:object-count="0" meta:page-count="3" meta:paragraph-count="28" meta:word-count="582" meta:character-count="3698" meta:non-whitespace-character-count="3143"/>
    <meta:template xlink:type="simple" xlink:actuate="onRequest" xlink:title="" xlink:href="Normal.dotm"/>
  </office:meta>
</office:document-meta>
</file>